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2.75cm" fo:min-width="5.7cm"/>
    </style:style>
    <style:style style:name="gr3" style:family="graphic" style:parent-style-name="standard">
      <style:graphic-properties draw:fill-color="#99ff66" draw:textarea-horizontal-align="justify" draw:textarea-vertical-align="middle" draw:auto-grow-height="false" fo:min-height="1.765cm" fo:min-width="5.423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1.813cm" fo:min-width="5.47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1.765cm" fo:min-width="3.481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813cm" fo:min-width="3.506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1.764cm" fo:min-width="3.529cm"/>
    </style:style>
    <style:style style:name="gr9" style:family="graphic" style:parent-style-name="objectwithoutfill">
      <style:graphic-properties svg:stroke-width="0.106cm" svg:stroke-color="#ff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textarea-horizontal-align="justify" draw:textarea-vertical-align="middle" draw:auto-grow-height="false" fo:min-height="1.741cm" fo:min-width="3.5cm"/>
    </style:style>
    <style:style style:name="gr12" style:family="graphic" style:parent-style-name="standard">
      <style:graphic-properties draw:textarea-horizontal-align="justify" draw:textarea-vertical-align="middle" draw:auto-grow-height="false" fo:min-height="1.741cm" fo:min-width="5.5cm"/>
    </style:style>
    <style:style style:name="gr13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1.75cm" fo:min-width="3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_5f_-title">
      <style:graphic-properties fo:min-height="3.506cm"/>
    </style:style>
    <style:style style:name="pr7" style:family="presentation" style:parent-style-name="Standard_5f_-outline1">
      <style:graphic-properties fo:min-height="11.929cm"/>
    </style:style>
    <style:style style:name="pr8" style:family="presentation" style:parent-style-name="Standard_5f_-notes">
      <style:graphic-properties draw:fill-color="#ffffff" fo:min-height="13.364cm"/>
    </style:style>
    <style:style style:name="pr9" style:family="presentation" style:parent-style-name="Standard-notes">
      <style:graphic-properties draw:fill-color="#ffffff" fo:min-height="14.501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text-properties fo:font-size="20pt"/>
    </style:style>
    <style:style style:name="P7" style:family="paragraph">
      <style:text-properties style:font-name="DejaVu Sans" fo:font-size="14pt" style:font-size-asian="14pt" style:font-size-complex="14pt"/>
    </style:style>
    <style:style style:name="P8" style:family="paragraph">
      <style:text-properties fo:font-size="28.1000003814697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 fo:font-size="24pt" style:font-size-asian="24pt" style:font-size-complex="24pt"/>
    </style:style>
    <style:style style:name="T4" style:family="text">
      <style:text-properties style:text-line-through-style="solid" style:text-line-through-type="single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DejaVu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" fo:font-size="14pt" fo:language="zxx" fo:country="none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0pt"/>
    </style:style>
    <style:style style:name="T11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 programmation d'applications MIDI sous Linux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La norme MIDI</text:p>
              </text:list-item>
              <text:list-item>
                <text:p text:style-name="P2">ALSA</text:p>
              </text:list-item>
              <text:list-item>
                <text:p text:style-name="P2">JACK</text:p>
              </text:list-item>
              <text:list-item>
                <text:p text:style-name="P2">Bibliothèques pour python</text:p>
              </text:list-item>
              <text:list-item>
                <text:p text:style-name="P2"><text:span text:style-name="T2">Audio</text:span></text:p>
              </text:list-item>
              <text:list-item>
                <text:p text:style-name="P2"><text:span text:style-name="T2">Temps ré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a norme MID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ieux (début des années 1980)</text:p>
                <text:p>comme le minitel</text:p>
                <text:p>contraintes techniques fortes, limitations du matériel de l'époqu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traintes du mid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de passante limitée</text:p>
              </text:list-item>
              <text:list-item>
                <text:p>peu de puissance de traitement</text:p>
                <text:p>Conséquences :</text:p>
              </text:list-item>
              <text:list-item>
                <text:p>messages courts</text:p>
              </text:list-item>
              <text:list-item>
                <text:p>faciles à encoder/décoder avec un microcontrôle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ertinence aujourd'hu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ériel vintage ou récent</text:p>
              </text:list-item>
              <text:list-item>
                <text:p>MIDI sur USB, sur ethernet (qmidinet), sur bluetooth...</text:p>
              </text:list-item>
              <text:list-item>
                <text:p>MIDI entre programmes :</text:p>
                <text:p>contrôleurs, synthés, effets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Structure des message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plupart des messages font un à trois octets</text:p>
              </text:list-item>
              <text:list-item>
                <text:p>le premier octet « status byte » détermine le type de message</text:p>
              </text:list-item>
              <text:list-item>
                <text:p>le « status byte » se distingue par le bit 7 qui est à 1, donc à 0 pour les autres octets</text:p>
              </text:list-item>
              <text:list-item>
                <text:p>il ne reste donc que 7 bits, donc 128 valeurs</text:p>
                <text:p/>
                <text:p>Exemples :</text:p>
                <text:p>90 40 7F, B1 62 03, F8, F0 00 20 29 02 18 22 00 F7</text:p>
              </text:list-item>
            </text:list>
          </draw:text-box>
        </draw:frame>
        <draw:frame draw:style-name="standard" draw:layer="layout" svg:width="14.098cm" svg:height="0.971cm" svg:x="6.855cm" svg:y="13.0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S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  <table:table-cell>
                <text:p text:style-name="P3">V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dressage : Notion de canal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 plupart des messages concernent un canal</text:p>
              </text:list-item>
              <text:list-item>
                <text:p>Un canal = Un synthé (sauf multitimbral)</text:p>
              </text:list-item>
              <text:list-item>
                <text:p>Il y a 16 canaux</text:p>
              </text:list-item>
              <text:list-item>
                <text:p>Le canal est codé sur les 4 premiers bits de l'octet de statut</text:p>
              </text:list-item>
              <text:list-item>
                <text:p>Il ne reste que trois bits, donc au plus huit types de message concernant un canal</text:p>
              </text:list-item>
            </text:list>
          </draw:text-box>
        </draw:frame>
        <draw:frame draw:style-name="standard" draw:layer="layout" svg:width="14.098cm" svg:height="0.971cm" svg:x="6.671cm" svg:y="16.7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T</text:p>
              </table:table-cell>
              <table:table-cell>
                <text:p text:style-name="P3">T</text:p>
              </table:table-cell>
              <table:table-cell>
                <text:p text:style-name="P3">T</text:p>
              </table:table-cell>
              <table:table-cell>
                <text:p text:style-name="P3">C</text:p>
              </table:table-cell>
              <table:table-cell>
                <text:p text:style-name="P3">C</text:p>
              </table:table-cell>
              <table:table-cell>
                <text:p text:style-name="P3">C</text:p>
              </table:table-cell>
              <table:table-cell>
                <text:p text:style-name="P3">C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incipaux types de messag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Par canal</text:span></text:p>
              </text:list-header>
              <text:list-item>
                <text:p>Note On et Note Off (9c nn vv, 8c nn vv)</text:p>
              </text:list-item>
              <text:list-item>
                <text:p>Control change (Bc tt vv) </text:p>
              </text:list-item>
              <text:list-item>
                <text:p>Program change (Cc pp)</text:p>
                <text:p><text:span text:style-name="T1">Global</text:span></text:p>
              </text:list-item>
              <text:list-item>
                <text:p>Temps réel (un seul octet, exemple horloge F8)</text:p>
              </text:list-item>
              <text:list-item>
                <text:p>System exclusive (taille variable, délimiteurs F0 F7)</text:p>
                <text:p>Plus ou moins bien documentés v. exemple de l'A-station<text:a xlink:href="https://www.midi.org/specifications/item/table-1-summary-of-midi-message" xlink:type="simple">https://www.midi.org/specifications/item/table-1-summary-of-midi-messag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DI sous Linux</text:span></text:p>
          </draw:text-box>
        </draw:frame>
        <draw:frame presentation:style-name="pr4" draw:text-style-name="P4" draw:layer="layout" svg:width="18.6cm" svg:height="13.286cm" svg:x="1.4cm" svg:y="4.914cm" presentation:class="outline" presentation:user-transformed="true">
          <draw:text-box>
            <text:list text:style-name="L2">
              <text:list-item>
                <text:p><text:span text:style-name="T3">La pile audio Linux</text:span></text:p>
                <text:p><text:span text:style-name="T3">v. </text:span><text:span text:style-name="T3"><text:a xlink:href="https://fr.wikipedia.org/wiki/Pile_audio_Linux" xlink:type="simple">https://fr.wikipedia.org/wiki/Pile_audio_Linux</text:a></text:span></text:p>
              </text:list-item>
              <text:list-item>
                <text:p><text:span text:style-name="T4">OSS</text:span><text:span text:style-name="T5"> (historique)</text:span></text:p>
              </text:list-item>
              <text:list-item>
                <text:p><text:span text:style-name="T5">ALSA : <text:s/>Advanced Linux Sound Architecture</text:span></text:p>
              </text:list-item>
              <text:list-item>
                <text:p><text:span text:style-name="T5">JACK : JACK Audio Connection Kit</text:span></text:p>
              </text:list-item>
            </text:list>
          </draw:text-box>
        </draw:frame>
        <draw:custom-shape draw:style-name="gr2" draw:text-style-name="P3" draw:layer="layout" svg:width="6.2cm" svg:height="3cm" svg:x="20.8cm" svg:y="5cm">
          <text:p text:style-name="P3">Applicatif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3cm" svg:x="20.8cm" svg:y="8cm">
          <text:p text:style-name="P3">Bibliothèqu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3cm" svg:x="20.8cm" svg:y="11cm">
          <text:p text:style-name="P3">Serv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2cm" svg:height="3cm" svg:x="20.8cm" svg:y="14cm">
          <text:p text:style-name="P3">Pilot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LS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DI et audio</text:p>
              </text:list-item>
              <text:list-item>
                <text:p>Modules pour parler au matériel</text:p>
              </text:list-item>
              <text:list-item>
                <text:p>Gestion du temps</text:p>
              </text:list-item>
              <text:list-item>
                <text:p>Ports virtuels et connexions</text:p>
              </text:list-item>
              <text:list-item>
                <text:p>API libasound</text:p>
              </text:list-item>
              <text:list-item>
                <text:p>Outils (aconnect, aplaymidi, amidi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 text:style-name="P5"><text:span text:style-name="T6">amidi -p hw:0,1 -S F0012305000FF7 -t 1 -r prophet-b1prog15.syx</text:span></text:p>
            </draw:text-box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CK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DI et audio</text:p>
              </text:list-item>
              <text:list-item>
                <text:p>démon jackd et contrôleur optionnel</text:p>
              </text:list-item>
              <text:list-item>
                <text:p>Interconnexions, ports virtuels</text:p>
              </text:list-item>
              <text:list-item>
                <text:p>deux implémentations compatibles</text:p>
              </text:list-item>
              <text:list-item>
                <text:p>gestion du MIDI séparée de ALSA</text:p>
                <text:p>mais onglet ALSA dans qjackctl</text:p>
                <text:p>passerelles (interne à jack ou a2jmidid)</text:p>
              </text:list-item>
              <text:list-item>
                <text:p>conflit possible avec pu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émo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avier physique, synthé virtuel</text:p>
              </text:list-item>
              <text:list-item>
                <text:p>kmidimon</text:p>
              </text:list-item>
              <text:list-item>
                <text:p>qjackctl</text:p>
              </text:list-item>
              <text:list-item>
                <text:p>Aeolus</text:p>
              </text:list-item>
              <text:list-item>
                <text:p>VMPK</text:p>
              </text:list-item>
              <text:list-item>
                <text:p>qmidiarp</text:p>
              </text:list-item>
              <text:list-item>
                <text:p>a2jmidid -e</text:p>
              </text:list-item>
              <text:list-item>
                <text:p>baie de bras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ogrammation MIDI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ement avec ALSA</text:p>
              </text:list-item>
              <text:list-item>
                <text:p>Directement avec Jack</text:p>
              </text:list-item>
              <text:list-item>
                <text:p>Via une autre librairie</text:p>
                <text:p>qui s'appuiera elle-même sur ALSA ou sur Jack</text:p>
                <text:p>et en sera plus ou moins proche (thin wrapp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Programmation MIDI</text:span></text:p>
          </draw:text-box>
        </draw:frame>
        <draw:frame presentation:style-name="pr7" draw:layer="layout" svg:width="25.199cm" svg:height="12.179cm" svg:x="1.4cm" svg:y="5.021cm" presentation:class="outline" presentation:user-transformed="true">
          <draw:text-box>
            <text:list text:style-name="L2">
              <text:list-item>
                <text:p>écriture de code en python 3</text:p>
                <text:p>avec différentes librairies</text:p>
              </text:list-item>
              <text:list-item>
                <text:p>objectif : faire communiquer le launchpad avec Aeolus</text:p>
              </text:list-item>
              <text:list-item>
                <text:p>étape 1 : launchpad seul (launchpad000.py)</text:p>
              </text:list-item>
              <text:list-item>
                <text:p>étape 2 : launchpad vers Aeolus (launchpad001.py à 003)</text:p>
              </text:list-item>
              <text:list-item>
                <text:p>étape 3 : launchpad depuis et vers Aeolus</text:p>
                <text:p>3a - lecture puis modification de fragments du code d'Aeolus (C++)</text:p>
                <text:p>3b - launchpad en bidirectionnel (launchpad004.p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vec Python - partie 1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ésentation de la bibliothèque rtmidi</text:p>
                <text:p><text:a xlink:href="https://spotlightkid.github.io/python-rtmidi/" xlink:type="simple">https://spotlightkid.github.io/python-rtmidi/</text:a></text:p>
              </text:list-item>
              <text:list-item>
                <text:p>présentation du launchpad</text:p>
              </text:list-item>
              <text:list-item>
                <text:p>exemples avec le launchpad seul</text:p>
                <text:p>launchpad000.py à launchpad002.py</text:p>
              </text:list-item>
            </text:list>
          </draw:text-box>
        </draw:frame>
        <draw:custom-shape draw:style-name="gr3" draw:text-style-name="P3" draw:layer="layout" svg:width="5.923cm" svg:height="2.015cm" svg:x="4.102cm" svg:y="15.996cm">
          <text:p text:style-name="P3">Launchpa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972cm" svg:height="2.063cm" svg:x="16.044cm" svg:y="15.972cm">
          <text:p text:style-name="P3">Applicatio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025cm" svg:y1="16.311cm" svg:x2="16.045cm" svg:y2="16.311cm">
          <text:p/>
        </draw:line>
        <draw:line draw:style-name="gr5" draw:text-style-name="P3" draw:layer="layout" svg:x1="16.045cm" svg:y1="17.574cm" svg:x2="10.025cm" svg:y2="17.57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4.501cm" svg:x="2.1cm" svg:y="14.107cm" presentation:class="notes" presentation:user-transformed="true">
            <draw:text-box>
              <text:p text:style-name="P5"><text:span text:style-name="T7"><text:a xlink:href="mailto:root@deb8" xlink:type="simple">root@deb8</text:a></text:span><text:span text:style-name="T7">san240:~# apt-get install python3-setuptools</text:span></text:p>
              <text:p text:style-name="P5"><text:span text:style-name="T8">root@deb8san240:~# apt-get install libpython3.4-dev</text:span></text:p>
              <text:p text:style-name="P5"><text:span text:style-name="T8">libasound2-dev et libjack-jackd2-dev déjà installés pour Aeolus</text:span></text:p>
              <text:p text:style-name="P5"><text:span text:style-name="T8">root@deb8san240:~# apt-get install librtmidi-dev</text:span></text:p>
              <text:p text:style-name="P5"><text:span text:style-name="T8">root@deb8san240:~# easy_install3 pip</text:span></text:p>
              <text:p text:style-name="P5"><text:span text:style-name="T8">root@deb8san240:~# pip3 install python-rtmidi</text:span></text:p>
              <text:p text:style-name="P5"><text:span text:style-name="T8"/></text:p>
              <text:p text:style-name="P5"><text:span text:style-name="T8">import time</text:span></text:p>
              <text:p text:style-name="P5"><text:span text:style-name="T8">import rtmidi</text:span></text:p>
              <text:p text:style-name="P5"><text:span text:style-name="T8"/></text:p>
              <text:p text:style-name="P5"><text:span text:style-name="T8">midiout = rtmidi.MidiOut()</text:span></text:p>
              <text:p text:style-name="P5"><text:span text:style-name="T8">available_ports = midiout.get_ports()</text:span></text:p>
              <text:p text:style-name="P5"><text:span text:style-name="T8"/></text:p>
              <text:p text:style-name="P5"><text:span text:style-name="T8">if available_ports:</text:span></text:p>
              <text:p text:style-name="P5"><text:span text:style-name="T8"><text:s text:c="4"/></text:span><text:span text:style-name="T8">midiout.open_port(0)</text:span></text:p>
              <text:p text:style-name="P5"><text:span text:style-name="T8">else:</text:span></text:p>
              <text:p text:style-name="P5"><text:span text:style-name="T8"><text:s text:c="4"/></text:span><text:span text:style-name="T8">midiout.open_virtual_port("My virtual output")</text:span></text:p>
              <text:p text:style-name="P5"><text:span text:style-name="T8"/></text:p>
              <text:p text:style-name="P5"><text:span text:style-name="T8">note_on = [0x90, 60, 112] # channel 1, middle C, velocity 112</text:span></text:p>
              <text:p text:style-name="P5"><text:span text:style-name="T8">note_off = [0x80, 60, 0]</text:span></text:p>
              <text:p text:style-name="P5"><text:span text:style-name="T8">midiout.send_message(note_on)</text:span></text:p>
              <text:p text:style-name="P5"><text:span text:style-name="T8">time.sleep(0.5)</text:span></text:p>
              <text:p text:style-name="P5"><text:span text:style-name="T8">midiout.send_message(note_off)</text:span></text:p>
              <text:p text:style-name="P5"><text:span text:style-name="T8"/></text:p>
              <text:p text:style-name="P5"><text:span text:style-name="T8">del midiout</text:span></text:p>
            </draw:text-box>
          </draw:frame>
        </presentation:notes>
      </draw:page>
      <draw:page draw:name="page15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vec Python - partie 2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aunchpad vers Aeolus</text:p>
                <text:p>documentation d'Aeolus</text:p>
                <text:p>launchpad003.py</text:p>
              </text:list-item>
            </text:list>
          </draw:text-box>
        </draw:frame>
        <draw:custom-shape draw:style-name="gr6" draw:text-style-name="P3" draw:layer="layout" svg:width="3.981cm" svg:height="2.015cm" svg:x="2.038cm" svg:y="12.039cm">
          <text:p text:style-name="P3">Launchpa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06cm" svg:height="2.063cm" svg:x="10.048cm" svg:y="11.943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29cm" svg:height="2.014cm" svg:x="18.035cm" svg:y="11.991cm">
          <text:p text:style-name="P3">Aeolu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019cm" svg:y1="12.501cm" svg:x2="10.059cm" svg:y2="12.476cm">
          <text:p/>
        </draw:line>
        <draw:line draw:style-name="gr5" draw:text-style-name="P3" draw:layer="layout" svg:x1="10.048cm" svg:y1="13.52cm" svg:x2="6.019cm" svg:y2="13.52cm">
          <text:p/>
        </draw:line>
        <draw:line draw:style-name="gr9" draw:text-style-name="P3" draw:layer="layout" svg:x1="14.054cm" svg:y1="12.379cm" svg:x2="18.035cm" svg:y2="12.379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><text:span text:style-name="T1">Examen du code d'Aeolu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C++</text:p>
              </text:list-item>
              <text:list-item>
                <text:p>Architecture multithreadée</text:p>
              </text:list-item>
              <text:list-item>
                <text:p>un thread pour le MIDI Alsa</text:p>
              </text:list-item>
              <text:list-item>
                <text:p>Pour le moment, on regarde seulement...</text:p>
                <text:p>ALSA : aeolus-0.9.5/source/imidi.h et imidi.cc</text:p>
                <text:p>méthode proc_midi l.113</text:p>
                <text:p>Jack : audio.cc</text:p>
              </text:list-item>
            </text:list>
          </draw:text-box>
        </draw:frame>
        <draw:frame draw:style-name="gr10" draw:text-style-name="P10" draw:layer="layout" svg:width="0.599cm" svg:height="0.646cm" svg:x="13.778cm" svg:y="10.859cm">
          <draw:text-box>
            <text:p text:style-name="P9"><text:span text:style-name="T9"><text:a xlink:href="../../../../../../home/bonap/mozilla.pdf#page=1" xlink:type="simple"/></text:span><text:span text:style-name="T9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10">audio.cc</text:span></text:p>
              <text:p><text:span text:style-name="T10">jack_static_callback 276</text:span></text:p>
              <text:p><text:span text:style-name="T10">proc_jmidi 608</text:span></text:p>
            </draw:text-box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API libjack</text:span></text:p>
              </text:list-header>
            </text:list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v. <text:a xlink:href="http://www.jackaudio.org/api/" xlink:type="simple">http://www.jackaudio.org/api/</text:a></text:p>
              </text:list-header>
              <text:list-item>
                <text:p>appel à jack_client_open() pour se connecter au serveur JACK</text:p>
              </text:list-item>
              <text:list-item>
                <text:p>création de "ports" pour permettre l'émission et la réception de données</text:p>
              </text:list-item>
              <text:list-item>
                <text:p>mise en place d'un "process callback" qui sera appelé au moment voulu par <text:s/>le serveur JACK</text:p>
                <text:p>environnement « frame-based »</text:p>
              </text:list-item>
              <text:list-item>
                <text:p>notification à JACK que l'application est prête à traiter des données</text:p>
              </text:list-item>
              <text:list-item>
                <text:p>exemple : audio.cc boucle l.160, init_jack l.18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6" draw:layer="layout" svg:width="16.799cm" svg:height="13.364cm" svg:x="2.1cm" svg:y="14.107cm" presentation:class="notes" presentation:user-transformed="true">
            <draw:text-box>
              <text:p><text:span text:style-name="T10">audio.cc :</text:span></text:p>
              <text:p><text:span text:style-name="T10">#include &lt;jack/midiport.h&gt;</text:span></text:p>
              <text:p><text:span text:style-name="T10">...</text:span></text:p>
              <text:p><text:span text:style-name="T10"><text:s text:c="4"/></text:span><text:span text:style-name="T10">_jack_handle = jack_client_open (_appname, (jack_options_t) opts, &amp;stat, server);</text:span></text:p>
              <text:p><text:span text:style-name="T10">...</text:span></text:p>
              <text:p><text:span text:style-name="T10">jack_set_process_callback (_jack_handle, jack_static_callback, (void *)this);</text:span></text:p>
              <text:p><text:span text:style-name="T10">jack_on_shutdown (_jack_handle, jack_static_shutdown, (void *)this);</text:span></text:p>
              <text:p><text:span text:style-name="T10">...</text:span></text:p>
              <text:p><text:span text:style-name="T10">_jack_opport [i] = jack_port_register (_jack_handle, p [i], JACK_DEFAULT_AUDIO_TYPE, JackPortIsOutput, 0);</text:span></text:p>
              <text:p><text:span text:style-name="T10">...</text:span></text:p>
              <text:p><text:span text:style-name="T10">jack_activate (_jack_handle)</text:span></text:p>
            </draw:text-box>
          </draw:frame>
        </presentation:notes>
      </draw:page>
      <draw:page draw:name="page18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PI libasoun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nd_rawmidi</text:p>
              </text:list-item>
              <text:list-item>
                <text:p>sequencer interface</text:p>
                <text:p><text:a xlink:href="http://www.alsa-project.org/alsa-doc/alsa-lib/seq.html" xlink:type="simple">http://www.alsa-project.org/alsa-doc/alsa-lib/seq.html</text:a></text:p>
                <text:p>- créer le client : snd_seq_open</text:p>
                <text:p>- créer le port : snd_seq_create_port</text:p>
                <text:p>- si « scheduled » : snd_seq_alloc_queue</text:p>
                <text:p>- connecter le port : snd_seq_subscribe_port</text:p>
                <text:p>- snd_seq_event_input et _output</text:p>
                <text:p>- snd_seq_close</text:p>
                <text:p>exemple : imidi.cc méthode open_mi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364cm" svg:x="2.1cm" svg:y="14.207cm" presentation:class="notes" presentation:user-transformed="true">
            <draw:text-box>
              <text:p>imidi.h : #include &lt;alsa/asoundlib.h&gt;</text:p>
              <text:p>imidi.cc :</text:p>
              <text:p>snd_seq_open 71</text:p>
              <text:p>snd_seq_create_simple_port 83</text:p>
              <text:p>snd_seq_event_input 125</text:p>
              <text:p>snd_seq_close 109</text:p>
              <text:p/>
            </draw:text-box>
          </draw:frame>
        </presentation:notes>
      </draw:page>
      <draw:page draw:name="page19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Structure du code d'Aeolu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ue d'ensemble des threads d'Aeolus</text:p>
                <text:p>audio, model, imidi, slave, iface : v. main.cc</text:p>
                <text:p/>
              </text:list-item>
            </text:list>
          </draw:text-box>
        </draw:frame>
        <draw:custom-shape draw:style-name="gr11" draw:text-style-name="P3" draw:layer="layout" svg:width="4cm" svg:height="1.991cm" svg:x="6.4cm" svg:y="9.2cm">
          <text:p text:style-name="P3">audio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cm" svg:height="1.991cm" svg:x="10.4cm" svg:y="13.2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6.4cm" svg:y="17.2cm">
          <text:p text:style-name="P3">slav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6.4cm" svg:y="9.209cm">
          <text:p text:style-name="P3">imidi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6.4cm" svg:y="17.209cm">
          <text:p text:style-name="P3">iface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4cm" svg:y1="11.191cm" svg:x2="10.4cm" svg:y2="13.2cm">
          <text:p/>
        </draw:line>
        <draw:line draw:style-name="gr5" draw:text-style-name="P3" draw:layer="layout" svg:x1="18.2cm" svg:y1="11.191cm" svg:x2="16.4cm" svg:y2="13.2cm">
          <text:p/>
        </draw:line>
        <draw:line draw:style-name="gr13" draw:text-style-name="P3" draw:layer="layout" svg:x1="8.4cm" svg:y1="17.2cm" svg:x2="10.4cm" svg:y2="15.191cm">
          <text:p/>
        </draw:line>
        <draw:line draw:style-name="gr13" draw:text-style-name="P3" draw:layer="layout" svg:x1="18.6cm" svg:y1="17.209cm" svg:x2="16.4cm" svg:y2="15.191cm">
          <text:p/>
        </draw:line>
        <draw:line draw:style-name="gr5" draw:text-style-name="P3" draw:layer="layout" svg:x1="7.4cm" svg:y1="17.2cm" svg:x2="7.4cm" svg:y2="11.191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Modification du code d'Aeolus - 1</text:span></text:p>
          </draw:text-box>
        </draw:frame>
        <draw:frame presentation:style-name="pr7" draw:layer="layout" svg:width="25.199cm" svg:height="5.996cm" svg:x="1.278cm" svg:y="4.404cm" presentation:class="outline" presentation:user-transformed="true">
          <draw:text-box>
            <text:list text:style-name="L2">
              <text:list-header>
                <text:p>ajout d'une queue de messages entre model et imidi</text:p>
                <text:p>main.cc, model.h, model.cc, imidi.h, imidi.cc</text:p>
                <text:p>modification de la partie Alsa : open_midi et proc_midi</text:p>
                <text:p>test avec kmidimon</text:p>
                <text:p/>
              </text:list-header>
            </text:list>
          </draw:text-box>
        </draw:frame>
        <draw:custom-shape draw:style-name="gr11" draw:text-style-name="P3" draw:layer="layout" svg:width="4cm" svg:height="1.991cm" svg:x="6.4cm" svg:y="10.2cm">
          <text:p text:style-name="P3">audio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cm" svg:height="1.991cm" svg:x="10.4cm" svg:y="14.2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6.4cm" svg:y="18.2cm">
          <text:p text:style-name="P3">slav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6.4cm" svg:y="10.209cm">
          <text:p text:style-name="P3">imidi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6.4cm" svg:y="18.209cm">
          <text:p text:style-name="P3">iface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8.4cm" svg:y1="12.191cm" svg:x2="10.4cm" svg:y2="14.2cm">
          <text:p/>
        </draw:line>
        <draw:line draw:style-name="gr5" draw:text-style-name="P3" draw:layer="layout" svg:x1="18.2cm" svg:y1="12.191cm" svg:x2="16.4cm" svg:y2="14.2cm">
          <text:p/>
        </draw:line>
        <draw:line draw:style-name="gr13" draw:text-style-name="P3" draw:layer="layout" svg:x1="8.4cm" svg:y1="18.2cm" svg:x2="10.4cm" svg:y2="16.191cm">
          <text:p/>
        </draw:line>
        <draw:line draw:style-name="gr13" draw:text-style-name="P3" draw:layer="layout" svg:x1="18.6cm" svg:y1="18.209cm" svg:x2="16.4cm" svg:y2="16.191cm">
          <text:p/>
        </draw:line>
        <draw:line draw:style-name="gr5" draw:text-style-name="P3" draw:layer="layout" svg:x1="7.4cm" svg:y1="18.2cm" svg:x2="7.4cm" svg:y2="12.191cm">
          <text:p/>
        </draw:line>
        <draw:line draw:style-name="gr14" draw:text-style-name="P3" draw:layer="layout" svg:x1="15cm" svg:y1="14.2cm" svg:x2="17cm" svg:y2="12.2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Modification du code d'Aeolus - 2</text:span></text:p>
          </draw:text-box>
        </draw:frame>
        <draw:frame presentation:style-name="pr7" draw:layer="layout" svg:width="25.199cm" svg:height="3.686cm" svg:x="1.4cm" svg:y="4.914cm" presentation:class="outline" presentation:user-transformed="true">
          <draw:text-box>
            <text:list text:style-name="L2">
              <text:list-header>
                <text:p>Ajout d'un thread et modification de la queue</text:p>
                <text:p>Makefile, messages.h, omidi.h, omidi.cc</text:p>
                <text:p>test avec kmidimon</text:p>
              </text:list-header>
            </text:list>
          </draw:text-box>
        </draw:frame>
        <draw:custom-shape draw:style-name="gr11" draw:text-style-name="P3" draw:layer="layout" svg:width="4cm" svg:height="1.991cm" svg:x="4.8cm" svg:y="9.2cm">
          <text:p text:style-name="P3">audio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6cm" svg:height="1.991cm" svg:x="8.8cm" svg:y="13.2cm">
          <text:p text:style-name="P3">model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4.8cm" svg:y="17.2cm">
          <text:p text:style-name="P3">slav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4.8cm" svg:y="9.209cm">
          <text:p text:style-name="P3">imidi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cm" svg:height="1.991cm" svg:x="14.8cm" svg:y="17.209cm">
          <text:p text:style-name="P3">iface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6.8cm" svg:y1="11.191cm" svg:x2="8.8cm" svg:y2="13.2cm">
          <text:p/>
        </draw:line>
        <draw:line draw:style-name="gr5" draw:text-style-name="P3" draw:layer="layout" svg:x1="16.6cm" svg:y1="11.191cm" svg:x2="14.8cm" svg:y2="13.2cm">
          <text:p/>
        </draw:line>
        <draw:line draw:style-name="gr13" draw:text-style-name="P3" draw:layer="layout" svg:x1="6.8cm" svg:y1="17.2cm" svg:x2="8.8cm" svg:y2="15.191cm">
          <text:p/>
        </draw:line>
        <draw:line draw:style-name="gr13" draw:text-style-name="P3" draw:layer="layout" svg:x1="17cm" svg:y1="17.209cm" svg:x2="14.8cm" svg:y2="15.191cm">
          <text:p/>
        </draw:line>
        <draw:line draw:style-name="gr5" draw:text-style-name="P3" draw:layer="layout" svg:x1="5.8cm" svg:y1="17.2cm" svg:x2="5.8cm" svg:y2="11.191cm">
          <text:p/>
        </draw:line>
        <draw:custom-shape draw:style-name="gr15" draw:text-style-name="P3" draw:layer="layout" svg:width="4cm" svg:height="2cm" svg:x="18.4cm" svg:y="13.201cm">
          <text:p text:style-name="P3">omidi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4.8cm" svg:y1="14.001cm" svg:x2="18.4cm" svg:y2="14.001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vec python - partie 3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stion du launchpad vers et depuis Aeolus</text:p>
                <text:p>launchpad004.py</text:p>
              </text:list-item>
              <text:list-item>
                <text:p>démo</text:p>
              </text:list-item>
            </text:list>
          </draw:text-box>
        </draw:frame>
        <draw:custom-shape draw:style-name="gr6" draw:text-style-name="P3" draw:layer="layout" svg:width="3.981cm" svg:height="2.015cm" svg:x="2.037cm" svg:y="12.039cm">
          <text:p text:style-name="P3">Launchpa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06cm" svg:height="2.063cm" svg:x="10.047cm" svg:y="11.943cm">
          <text:p text:style-name="P3">Applicatio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029cm" svg:height="2.014cm" svg:x="18.034cm" svg:y="11.991cm">
          <text:p text:style-name="P3">Aeolus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018cm" svg:y1="12.476cm" svg:x2="10.058cm" svg:y2="12.476cm">
          <text:p/>
        </draw:line>
        <draw:line draw:style-name="gr5" draw:text-style-name="P3" draw:layer="layout" svg:x1="10.047cm" svg:y1="13.52cm" svg:x2="6.018cm" svg:y2="13.52cm">
          <text:p/>
        </draw:line>
        <draw:line draw:style-name="gr5" draw:text-style-name="P3" draw:layer="layout" svg:x1="14.053cm" svg:y1="12.4cm" svg:x2="18.034cm" svg:y2="12.4cm">
          <text:p/>
        </draw:line>
        <draw:line draw:style-name="gr14" draw:text-style-name="P3" draw:layer="layout" svg:x1="18.043cm" svg:y1="13.4cm" svg:x2="14.053cm" svg:y2="13.4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vec Python - partie 4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Autres librairies</text:p>
              </text:list-header>
              <text:list-item>
                <text:p>pygame :</text:p>
                <text:p>utilise portmidi (via pyportmidi)</text:p>
                <text:p>exemple de sortie : pygame_test1.py</text:p>
                <text:p>exemple d'entrée (polling) : pygame_test2.py</text:p>
                <text:p>https://www.pygame.org/docs/ref/midi.html</text:p>
              </text:list-item>
              <text:list-item>
                <text:p>pyjack : jack_test.py</text:p>
              </text:list-item>
              <text:list-item>
                <text:p><text:span text:style-name="T2">Mido MIDI Objects for Python</text:span></text:p>
                <text:p><text:span text:style-name="T11">https://mido.readthedocs.io/en/latest/intro.html</text:span></text:p>
              </text:list-item>
              <text:list-item>
                <text:p><text:span text:style-name="T2">pyalsa (python 2)</text:span></text:p>
              </text:list-item>
              <text:list-item>
                <text:p><text:span text:style-name="T2">cython</text:span></text:p>
              </text:list-item>
              <text:list-item>
                <text:p>ctypes : v. aconnect.py</text:p>
              </text:list-item>
              <text:list-item>
                <text:p>gestion du launchpad : connexion automatique v. launchpad005.py</text:p>
              </text:list-item>
              <text:list-item>
                <text:p>améliorations : ajout d'un CC pour le type d'élément, synchro de départ, « clear group », presets, démarrage automatique d'Aeolu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utres outils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re data</text:p>
              </text:list-item>
              <text:list-item>
                <text:p>ctrlr</text:p>
                <text:p>http://ctrlr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Conclusion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 MIDI reste d'actualité</text:p>
              </text:list-item>
              <text:list-item>
                <text:p>La programmation directe des API de base est assez lourde, surtout si on utilise un autre langage que le C/C++</text:p>
              </text:list-item>
              <text:list-item>
                <text:p>L'usage de bibliothèques spécifiques facilite la programmation et la portabilité, au détriment des fonctions propres à Linux (ports virtuels, routage)</text:p>
              </text:list-item>
              <text:list-item>
                <text:p>Grâce aux bibliothèques, Python se prête bien au développement MID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5f_" presentation:presentation-page-layout-name="AL2T1">
        <office:forms form:automatic-focus="false" form:apply-design-mode="false"/>
        <draw:frame presentation:style-name="pr6" draw:text-style-name="P1" draw:layer="layout" svg:width="25.199cm" svg:height="3.506cm" svg:x="1.4cm" svg:y="0.837cm" presentation:class="title">
          <draw:text-box>
            <text:p><text:span text:style-name="T1">Au-delà du MIDI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SC (Open Sound Control)</text:p>
                <text:p>adressage avec noms en clair, types de données riches, conçu pour le réseau, gestion fine du temps</text:p>
                <text:p><text:a xlink:href="http://lessons.julien-drochon.net/osc/" xlink:type="simple">http://lessons.julien-drochon.net/osc/</text:a></text:p>
                <text:p><text:a xlink:href="http://wiki.t-o-f.info/OSC/OSC" xlink:type="simple">http://wiki.t-o-f.info/OSC/OSC</text:a></text:p>
              </text:list-item>
              <text:list-item>
                <text:p>Gestion des plugins avec un GUI :</text:p>
                <text:p>DSSI, VSTi</text:p>
              </text:list-item>
              <text:list-item>
                <text:p>Gestion des « sessions » :</text:p>
                <text:p>Ladish, N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>
            <draw:text-box>
              <text:p text:style-name="P6">http://opensoundcontrol.org/what-difference-between-osc-and-midi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08:52:00.078005669</meta:creation-date>
    <dc:date>2017-11-26T15:06:44.615714550</dc:date>
    <meta:editing-duration>P9DT13H57M39S</meta:editing-duration>
    <meta:editing-cycles>85</meta:editing-cycles>
    <meta:generator>LibreOffice/4.3.3.2$Linux_X86_64 LibreOffice_project/430m0$Build-2</meta:generator>
    <meta:document-statistic meta:object-count="186"/>
  </office:meta>
</office:document-meta>
</file>